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ae44"/>
    </style:style>
    <style:style style:name="P2" style:family="paragraph" style:parent-style-name="Standard">
      <style:text-properties officeooo:paragraph-rsid="0014493f"/>
    </style:style>
    <style:style style:name="P3" style:family="paragraph" style:parent-style-name="Standard">
      <style:text-properties style:font-name="Liberation Serif" fo:font-size="12pt" officeooo:paragraph-rsid="0013ae44" style:font-size-asian="12pt" style:font-size-complex="12pt"/>
    </style:style>
    <style:style style:name="P4" style:family="paragraph" style:parent-style-name="Standard">
      <style:text-properties style:font-name="Liberation Serif" fo:font-size="12pt" fo:font-style="italic" officeooo:rsid="001c38e8" officeooo:paragraph-rsid="001c38e8" style:font-size-asian="12pt" style:font-style-asian="italic" style:font-size-complex="12pt" style:font-style-complex="italic"/>
    </style:style>
    <style:style style:name="P5" style:family="paragraph" style:parent-style-name="Standard">
      <style:text-properties style:font-name="Liberation Serif" fo:font-size="12pt" fo:font-style="italic" officeooo:rsid="001c38e8" officeooo:paragraph-rsid="002073c0" style:font-size-asian="12pt" style:font-style-asian="italic" style:font-size-complex="12pt" style:font-style-complex="italic"/>
    </style:style>
    <style:style style:name="P6" style:family="paragraph" style:parent-style-name="Standard">
      <style:text-properties style:font-name="Liberation Serif" fo:font-size="12pt" fo:font-style="italic" officeooo:rsid="001c38e8" officeooo:paragraph-rsid="00215983" style:font-size-asian="12pt" style:font-style-asian="italic" style:font-size-complex="12pt" style:font-style-complex="italic"/>
    </style:style>
    <style:style style:name="P7" style:family="paragraph" style:parent-style-name="Standard">
      <style:text-properties style:font-name="Liberation Serif" fo:font-size="12pt" fo:font-style="italic" officeooo:rsid="001c38e8" officeooo:paragraph-rsid="002363b5" style:font-size-asian="12pt" style:font-style-asian="italic" style:font-size-complex="12pt" style:font-style-complex="italic"/>
    </style:style>
    <style:style style:name="P8" style:family="paragraph" style:parent-style-name="Standard">
      <style:paragraph-properties fo:text-align="center" style:justify-single-word="false"/>
    </style:style>
    <style:style style:name="P9" style:family="paragraph" style:parent-style-name="Standard">
      <style:text-properties officeooo:paragraph-rsid="001812ad"/>
    </style:style>
    <style:style style:name="P10" style:family="paragraph" style:parent-style-name="Standard">
      <style:text-properties officeooo:paragraph-rsid="001dd9f6"/>
    </style:style>
    <style:style style:name="P11" style:family="paragraph" style:parent-style-name="Standard">
      <style:text-properties officeooo:paragraph-rsid="001e936d"/>
    </style:style>
    <style:style style:name="P12" style:family="paragraph" style:parent-style-name="Standard">
      <style:text-properties fo:font-style="italic" officeooo:paragraph-rsid="001e936d" style:font-style-asian="italic" style:font-style-complex="italic"/>
    </style:style>
    <style:style style:name="P13" style:family="paragraph" style:parent-style-name="Standard">
      <style:text-properties fo:font-style="italic" officeooo:paragraph-rsid="00190368" style:font-style-asian="italic" style:font-style-complex="italic"/>
    </style:style>
    <style:style style:name="P14" style:family="paragraph" style:parent-style-name="Standard">
      <style:text-properties fo:font-style="italic" officeooo:paragraph-rsid="0013ae44" style:font-style-asian="italic" style:font-style-complex="italic"/>
    </style:style>
    <style:style style:name="P15" style:family="paragraph" style:parent-style-name="Preformatted_20_Text">
      <style:text-properties style:font-name="Liberation Serif" fo:font-size="12pt" officeooo:paragraph-rsid="0016ba00" style:font-size-asian="12pt" style:font-size-complex="12pt"/>
    </style:style>
    <style:style style:name="P16" style:family="paragraph" style:parent-style-name="Preformatted_20_Text">
      <style:text-properties style:font-name="Liberation Serif" fo:font-size="12pt" officeooo:paragraph-rsid="00190368" style:font-size-asian="12pt" style:font-size-complex="12pt"/>
    </style:style>
    <style:style style:name="P17" style:family="paragraph" style:parent-style-name="Preformatted_20_Text">
      <style:text-properties officeooo:paragraph-rsid="00190368"/>
    </style:style>
    <style:style style:name="P18" style:family="paragraph" style:parent-style-name="Preformatted_20_Text" style:list-style-name="L1">
      <style:text-properties style:font-name="Liberation Serif" fo:font-size="12pt" fo:font-weight="bold" officeooo:paragraph-rsid="00190368" style:font-size-asian="12pt" style:font-weight-asian="bold" style:font-size-complex="12pt" style:font-weight-complex="bold"/>
    </style:style>
    <style:style style:name="P19" style:family="paragraph" style:parent-style-name="Preformatted_20_Text" style:list-style-name="L1">
      <style:text-properties style:font-name="Liberation Serif" fo:font-size="12pt" fo:font-weight="bold" officeooo:rsid="002073c0" officeooo:paragraph-rsid="002073c0" style:font-name-asian="Noto Sans Mono CJK SC" style:font-size-asian="12pt" style:font-weight-asian="bold" style:font-name-complex="Liberation Mono" style:font-size-complex="12pt" style:font-weight-complex="bold"/>
    </style:style>
    <style:style style:name="P20" style:family="paragraph" style:parent-style-name="Preformatted_20_Text">
      <style:text-properties style:font-name="Liberation Serif" fo:font-size="12pt" officeooo:paragraph-rsid="00190368" style:font-size-asian="12pt" style:font-size-complex="12pt"/>
    </style:style>
    <style:style style:name="P21" style:family="paragraph" style:parent-style-name="Standard" style:list-style-name="L1">
      <style:text-properties officeooo:paragraph-rsid="0013ae44"/>
    </style:style>
    <style:style style:name="P22" style:family="paragraph" style:parent-style-name="Standard" style:list-style-name="L1">
      <style:text-properties fo:font-weight="bold" officeooo:paragraph-rsid="0014493f" style:font-weight-asian="bold" style:font-weight-complex="bold"/>
    </style:style>
    <style:style style:name="P23" style:family="paragraph" style:parent-style-name="Standard" style:list-style-name="L1">
      <style:text-properties fo:font-weight="bold" officeooo:paragraph-rsid="001812ad" style:font-weight-asian="bold" style:font-weight-complex="bold"/>
    </style:style>
    <style:style style:name="P24" style:family="paragraph" style:parent-style-name="Standard">
      <style:text-properties style:font-name="Liberation Serif" fo:font-size="12pt" fo:font-style="italic" officeooo:paragraph-rsid="001e936d" style:font-size-asian="12pt" style:font-style-asian="italic" style:font-size-complex="12pt" style:font-style-complex="italic"/>
    </style:style>
    <style:style style:name="P25" style:family="paragraph" style:parent-style-name="Standard">
      <style:text-properties style:font-name="Liberation Serif" fo:font-size="12pt" fo:font-style="italic" officeooo:paragraph-rsid="0018fba0" style:font-size-asian="12pt" style:font-style-asian="italic" style:font-size-complex="12pt" style:font-style-complex="italic"/>
    </style:style>
    <style:style style:name="P26" style:family="paragraph" style:parent-style-name="Standard" style:list-style-name="L2">
      <style:text-properties style:font-name="Liberation Serif" fo:font-size="12pt" fo:font-style="italic" officeooo:paragraph-rsid="00190368" style:font-size-asian="12pt" style:font-style-asian="italic" style:font-size-complex="12pt" style:font-style-complex="italic"/>
    </style:style>
    <style:style style:name="P27" style:family="paragraph" style:parent-style-name="Standard">
      <style:text-properties style:font-name="Liberation Serif" fo:font-size="12pt" fo:font-style="italic" officeooo:rsid="001dd9f6" officeooo:paragraph-rsid="001e936d" style:font-size-asian="12pt" style:font-style-asian="italic" style:font-size-complex="12pt" style:font-style-complex="italic"/>
    </style:style>
    <style:style style:name="P28" style:family="paragraph" style:parent-style-name="Standard">
      <style:text-properties style:font-name="Liberation Serif" fo:font-size="12pt" fo:font-style="italic" officeooo:rsid="001dd9f6" officeooo:paragraph-rsid="002363b5" style:font-size-asian="12pt" style:font-style-asian="italic" style:font-size-complex="12pt" style:font-style-complex="italic"/>
    </style:style>
    <style:style style:name="P29" style:family="paragraph" style:parent-style-name="Standard">
      <style:text-properties style:font-name="Liberation Serif" fo:font-size="12pt" fo:font-style="italic" officeooo:rsid="001c38e8" officeooo:paragraph-rsid="00215983" style:font-size-asian="12pt" style:font-style-asian="italic" style:font-size-complex="12pt" style:font-style-complex="italic"/>
    </style:style>
    <style:style style:name="P30" style:family="paragraph" style:parent-style-name="Standard">
      <style:text-properties style:font-name="Liberation Serif" fo:font-size="12pt" fo:font-style="italic" fo:font-weight="normal" officeooo:paragraph-rsid="001e936d" style:font-size-asian="12pt" style:font-style-asian="italic" style:font-weight-asian="normal" style:font-size-complex="12pt" style:font-style-complex="italic" style:font-weight-complex="normal"/>
    </style:style>
    <style:style style:name="P31" style:family="paragraph" style:parent-style-name="Standard">
      <style:text-properties style:font-name="Liberation Serif" fo:font-size="12pt" fo:font-style="italic" fo:font-weight="normal" officeooo:paragraph-rsid="0016ba00" style:font-size-asian="12pt" style:font-style-asian="italic" style:font-weight-asian="normal" style:font-size-complex="12pt" style:font-style-complex="italic" style:font-weight-complex="normal"/>
    </style:style>
    <style:style style:name="P32" style:family="paragraph" style:parent-style-name="Standard">
      <style:text-properties style:font-name="Liberation Serif" fo:font-size="12pt" fo:font-style="normal" officeooo:rsid="002363b5" officeooo:paragraph-rsid="002363b5" style:font-size-asian="12pt" style:font-style-asian="normal" style:font-size-complex="12pt" style:font-style-complex="normal"/>
    </style:style>
    <style:style style:name="T1" style:family="text">
      <style:text-properties officeooo:rsid="0014493f"/>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13a29c" style:font-size-asian="12pt" style:font-size-complex="12pt"/>
    </style:style>
    <style:style style:name="T4" style:family="text">
      <style:text-properties style:font-name="Liberation Serif" fo:font-size="12pt" officeooo:rsid="00190368" style:font-size-asian="12pt" style:font-size-complex="12pt"/>
    </style:style>
    <style:style style:name="T5" style:family="text">
      <style:text-properties style:font-name="Liberation Serif" fo:font-size="12pt" officeooo:rsid="001dd9f6" style:font-size-asian="12pt" style:font-size-complex="12pt"/>
    </style:style>
    <style:style style:name="T6" style:family="text">
      <style:text-properties officeooo:rsid="001812ad"/>
    </style:style>
    <style:style style:name="T7" style:family="text">
      <style:text-properties fo:font-weight="bold" style:font-weight-asian="bold" style:font-weight-complex="bold"/>
    </style:style>
    <style:style style:name="T8" style:family="text">
      <style:text-properties fo:font-weight="bold" officeooo:rsid="0018fba0" style:font-weight-asian="bold" style:font-weight-complex="bold"/>
    </style:style>
    <style:style style:name="T9" style:family="text">
      <style:text-properties officeooo:rsid="001dd9f6"/>
    </style:style>
    <style:style style:name="T10" style:family="text">
      <style:text-properties officeooo:rsid="002527b4"/>
    </style:style>
    <style:style style:name="T11" style:family="text">
      <style:text-properties fo:font-size="16pt" style:font-size-asian="16pt" style:font-size-complex="16pt"/>
    </style:style>
    <style:style style:name="T12" style:family="text">
      <style:text-properties fo:font-size="16pt" officeooo:rsid="00264ccf" style:font-size-asian="16pt" style:font-size-complex="16pt"/>
    </style:style>
    <style:style style:name="T13" style:family="text">
      <style:text-properties fo:font-size="16pt" officeooo:rsid="0028ba78" style:font-size-asian="16pt" style:font-size-complex="16pt"/>
    </style:style>
    <style:style style:name="T14" style:family="text">
      <style:text-properties officeooo:rsid="00275a5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3">When is the passive voice used in English and not in Polish?</text:span></text:p>
      <text:p text:style-name="Standard"/>
      <text:list xml:id="list3237613436" text:style-name="L1">
        <text:list-item>
          <text:p text:style-name="P22">Formal announcements, public announcements and press releases</text:p>
        </text:list-item>
      </text:list>
      <text:p text:style-name="P1"/>
      <text:p text:style-name="P11">In English public announcements, news, or advertisements, the passive voice is often used to focus on the action or event rather than the person doing the action. In Polish, however, we often use impersonal constructions.</text:p>
      <text:p text:style-name="P11"/>
      <text:p text:style-name="P12">T<text:span text:style-name="T3">h</text:span><text:span text:style-name="T2">e meeting has been cancelled. - Odwołano spotkanie.</text:span></text:p>
      <text:p text:style-name="P24"/>
      <text:p text:style-name="P24">The concert has been postponed due to bad weather. - Przełożono koncert z powodu złej pogody.</text:p>
      <text:p text:style-name="P24"/>
      <text:p text:style-name="P24">Roads are closed due to flooding. - Drogi zamknięto z powodu powodzi.</text:p>
      <text:p text:style-name="P1"/>
      <text:list xml:id="list183211001485854" text:continue-numbering="true" text:style-name="L1">
        <text:list-item>
          <text:p text:style-name="P22">Process descriptions, instructions and recipes</text:p>
        </text:list-item>
      </text:list>
      <text:p text:style-name="P1"/>
      <text:p text:style-name="P2">Instructions, recipes, descriptions of technology - here the English passive voice sets the official tone and emphasizes the action, while Polish often uses impersonal verbs in the form of the imperative mood.</text:p>
      <text:p text:style-name="P1"/>
      <text:p text:style-name="P30">The ingredients are mixed together until smooth. - Składniki wymieszać do uzyskania gładkiej konsystencji.</text:p>
      <text:p text:style-name="P31"/>
      <text:p text:style-name="P30">The screws should be tightened until secure. - Wkręty należy dokręcić, aż będą stabilne.</text:p>
      <text:p text:style-name="P31"/>
      <text:p text:style-name="P30">The liquid is poured slowly into the bowl. - Powoli wlać płyn do miski.</text:p>
      <text:p text:style-name="P1"/>
      <text:list xml:id="list183211696937539" text:continue-numbering="true" text:style-name="L1">
        <text:list-item>
          <text:p text:style-name="P23"><text:span text:style-name="T2">Descriptions of research results, reports and scientific conclusions</text:span></text:p>
        </text:list-item>
      </text:list>
      <text:p text:style-name="P9"/>
      <text:p text:style-name="P9"><text:span text:style-name="T2">In the context of academics or formal reports, the passive voice is almost standard in English, allowing you to focus on the results, not the people conducting the research.</text:span></text:p>
      <text:p text:style-name="P1"/>
      <text:p text:style-name="P12">I<text:span text:style-name="T2">t was concluded that the new treatment is highly effective. - Stwierdzono, że nowe leczenie jest bardzo skuteczne.</text:span></text:p>
      <text:p text:style-name="P25"/>
      <text:p text:style-name="P24">It has been demonstrated that this method reduces costs. - Wykazano, że ta metoda obniża koszty.</text:p>
      <text:p text:style-name="P1"/>
      <text:list xml:id="list183210668310831" text:continue-numbering="true" text:style-name="L1">
        <text:list-item>
          <text:p text:style-name="P21"><text:span text:style-name="T8">Events in which the entity performing the action is irrelevant or unknown</text:span></text:p>
        </text:list-item>
      </text:list>
      <text:p text:style-name="P1"/>
      <text:p text:style-name="P12">M<text:span text:style-name="T2">y phone was stolen. - Skradziono mi telefon.</text:span></text:p>
      <text:list xml:id="list117610865" text:style-name="L2">
        <text:list-item>
          <text:list>
            <text:list-header>
              <text:p text:style-name="P26"/>
            </text:list-header>
          </text:list>
        </text:list-item>
      </text:list>
      <text:p text:style-name="P24">The documents were lost during transport. - Dokumenty zgubiono podczas transportu.</text:p>
      <text:list xml:id="list183211844158279" text:continue-numbering="true" text:style-name="L2">
        <text:list-item>
          <text:list>
            <text:list-header>
              <text:p text:style-name="P26"/>
            </text:list-header>
          </text:list>
        </text:list-item>
      </text:list>
      <text:p text:style-name="P24">The house was destroyed in the fire. - Dom spłonął w pożarze.</text:p>
      <text:p text:style-name="P15"/>
      <text:list xml:id="list183211890958819" text:continue-list="list183210668310831" text:style-name="L1">
        <text:list-item>
          <text:p text:style-name="P18">Diplomacy and courtesy in requests and expressions of opinion</text:p>
        </text:list-item>
      </text:list>
      <text:p text:style-name="P1"/>
      <text:p text:style-name="P16">The passive voice in English can be used to soften messages to make them sound more diplomatic and neutral. In Polish, the active voice or polite forms are more often used in such situations.</text:p>
      <text:p text:style-name="P17"/>
      <text:p text:style-name="P12">It is recom<text:span text:style-name="T2">mended that all participants arrive early. - Zaleca s</text:span><text:span text:style-name="T4">ię, aby wszyscy uczestnicy przyszli wcześniej.</text:span></text:p>
      <text:p text:style-name="P13"><text:soft-page-break/></text:p>
      <text:p text:style-name="P12">It has been<text:span text:style-name="T2"> suggested that more resources are allocated. - Zasugerowano, aby przydzielono więcej zasobów.</text:span></text:p>
      <text:p text:style-name="P1"/>
      <text:list xml:id="list183211520753704" text:continue-numbering="true" text:style-name="L1">
        <text:list-item>
          <text:p text:style-name="P18">Reports of events, descriptions of past situations without highlighting the performer</text:p>
        </text:list-item>
      </text:list>
      <text:p text:style-name="P1"/>
      <text:p text:style-name="P16">In English reports of events, especially in the context of crimes, accidents or situations where the person performing the action is unimportant, the passive voice is used to focus on the situation itself.</text:p>
      <text:p text:style-name="P17"/>
      <text:p text:style-name="P12">The bank wa<text:span text:style-name="T2">s robbed yesterday. - Wczoraj napadnięto na bank.</text:span></text:p>
      <text:p text:style-name="P14"/>
      <text:p text:style-name="P12">Many were i<text:span text:style-name="T2">njured in the accident. - Wiele osób zostało rannych w wypadku.</text:span></text:p>
      <text:p text:style-name="P3"/>
      <text:list xml:id="list183211547222179" text:continue-numbering="true" text:style-name="L1">
        <text:list-item>
          <text:p text:style-name="P19">More examples</text:p>
        </text:list-item>
      </text:list>
      <text:p text:style-name="P10"/>
      <text:p text:style-name="P12">I was born <text:span text:style-name="T5">in March. - Urodziłem się w marcu.</text:span></text:p>
      <text:p text:style-name="P27"/>
      <text:p text:style-name="P7"><text:span text:style-name="T9">I won't be ordered about. - Nie będzie mi się rozkazywać./</text:span><text:span text:style-name="T10">Nie dam sobie rozkazywać.</text:span></text:p>
      <text:p text:style-name="P28"/>
      <text:p text:style-name="P28">………………………...</text:p>
      <text:p text:style-name="P32">Examples of sentences that can be translated into Polish using both the passive and active or impersonal voice, but the more natural and more frequently used are the active and impersonal voice.</text:p>
      <text:p text:style-name="P4"/>
      <text:p text:style-name="P6">About sixty people are killed in car accidents every weekend.</text:p>
      <text:p text:style-name="P6"/>
      <text:p text:style-name="P6">Latin isn't taught in that school.</text:p>
      <text:p text:style-name="P6"/>
      <text:p text:style-name="P6">Is smoking allowed here?</text:p>
      <text:p text:style-name="P5"/>
      <text:p text:style-name="P6">Prices are being increased all the time.</text:p>
      <text:p text:style-name="P6"/>
      <text:p text:style-name="P6">The road isn't being repaired at the moment.</text:p>
      <text:p text:style-name="P6"/>
      <text:p text:style-name="P6">Why is the Prime Minister being asked so many questions?</text:p>
      <text:p text:style-name="P5"/>
      <text:p text:style-name="P6">I've been misunderstood.</text:p>
      <text:p text:style-name="P5"/>
      <text:p text:style-name="P6">When was she persuaded not to complain?</text:p>
      <text:p text:style-name="P5"/>
      <text:p text:style-name="P6">Everybody agreed that too much money was being spent on armaments.</text:p>
      <text:p text:style-name="P6"/>
      <text:p text:style-name="P6">They weren't being followed at the time.</text:p>
      <text:p text:style-name="P6"/>
      <text:p text:style-name="P6">Was his plan being discussed when he arrived?</text:p>
      <text:p text:style-name="P6"/>
      <text:p text:style-name="P6">Why will so few flats be built during the coming years?</text:p>
      <text:p text:style-name="P6"/>
      <text:p text:style-name="P6">Don't worry. We're going to be met at the station.</text:p>
      <text:p text:style-name="P6"/>
      <text:p text:style-name="P6">The letter can be written tomorrow.</text:p>
      <text:p text:style-name="P6"><text:soft-page-break/></text:p>
      <text:p text:style-name="P6">Scotch whisky can't be produced in Wales.</text:p>
      <text:p text:style-name="P5"/>
      <text:p text:style-name="P6">The work should be finished as soon as possible.</text:p>
      <text:p text:style-name="P6"/>
      <text:p text:style-name="P6">They must be warned.</text:p>
      <text:p text:style-name="P6"/>
      <text:p text:style-name="P6">He likes his boss to be criticized.</text:p>
      <text:p text:style-name="P6"/>
      <text:p text:style-name="P6">He is not to be trust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02T15:22:06.024995260</meta:creation-date>
    <dc:date>2024-11-02T18:32:10.230884995</dc:date>
    <meta:editing-duration>PT1H10M28S</meta:editing-duration>
    <meta:editing-cycles>12</meta:editing-cycles>
    <meta:generator>LibreOffice/6.4.7.2$Linux_X86_64 LibreOffice_project/40$Build-2</meta:generator>
    <meta:document-statistic meta:table-count="0" meta:image-count="0" meta:object-count="0" meta:page-count="3" meta:paragraph-count="53" meta:word-count="633" meta:character-count="3825" meta:non-whitespace-character-count="3252"/>
  </office:meta>
</office:document-meta>
</file>